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ab1" officeooo:paragraph-rsid="00057ab1"/>
    </style:style>
    <style:style style:name="P2" style:family="paragraph" style:parent-style-name="Standard">
      <style:text-properties officeooo:rsid="0013a748" officeooo:paragraph-rsid="0013a748"/>
    </style:style>
    <style:style style:name="P3" style:family="paragraph" style:parent-style-name="Standard">
      <style:text-properties officeooo:rsid="0027c798" officeooo:paragraph-rsid="0027c798"/>
    </style:style>
    <style:style style:name="P4" style:family="paragraph" style:parent-style-name="Standard">
      <style:text-properties officeooo:rsid="0040cf5f" officeooo:paragraph-rsid="0040cf5f"/>
    </style:style>
    <style:style style:name="P5" style:family="paragraph" style:parent-style-name="Standard">
      <style:text-properties officeooo:rsid="0040cf5f" officeooo:paragraph-rsid="00428406"/>
    </style:style>
    <style:style style:name="P6" style:family="paragraph" style:parent-style-name="Standard">
      <style:text-properties officeooo:rsid="0040cf5f" officeooo:paragraph-rsid="0043ff8a"/>
    </style:style>
    <style:style style:name="P7" style:family="paragraph" style:parent-style-name="Standard">
      <style:text-properties officeooo:rsid="0040cf5f" officeooo:paragraph-rsid="0045b406"/>
    </style:style>
    <style:style style:name="P8" style:family="paragraph" style:parent-style-name="Standard">
      <style:text-properties officeooo:rsid="0040cf5f" officeooo:paragraph-rsid="0045b67e"/>
    </style:style>
    <style:style style:name="P9" style:family="paragraph" style:parent-style-name="Standard">
      <style:text-properties officeooo:rsid="0040cf5f" officeooo:paragraph-rsid="00472588"/>
    </style:style>
    <style:style style:name="P10" style:family="paragraph" style:parent-style-name="Standard">
      <style:text-properties officeooo:rsid="0040cf5f" officeooo:paragraph-rsid="0048e0f2"/>
    </style:style>
    <style:style style:name="P11" style:family="paragraph" style:parent-style-name="Standard">
      <style:text-properties officeooo:rsid="0040cf5f" officeooo:paragraph-rsid="00495bd0"/>
    </style:style>
    <style:style style:name="P12" style:family="paragraph" style:parent-style-name="Standard">
      <style:text-properties officeooo:rsid="0040cf5f" officeooo:paragraph-rsid="004a2599"/>
    </style:style>
    <style:style style:name="P13" style:family="paragraph" style:parent-style-name="Standard">
      <style:text-properties officeooo:rsid="0040cf5f" officeooo:paragraph-rsid="004a8497"/>
    </style:style>
    <style:style style:name="P14" style:family="paragraph" style:parent-style-name="Standard">
      <style:text-properties officeooo:paragraph-rsid="00428406"/>
    </style:style>
    <style:style style:name="P15" style:family="paragraph" style:parent-style-name="Standard">
      <style:text-properties officeooo:rsid="0043ff8a" officeooo:paragraph-rsid="0043ff8a"/>
    </style:style>
    <style:style style:name="P16" style:family="paragraph" style:parent-style-name="Standard">
      <style:text-properties officeooo:rsid="0040cf5f" officeooo:paragraph-rsid="00495bd0"/>
    </style:style>
    <style:style style:name="P17" style:family="paragraph" style:parent-style-name="Standard">
      <style:text-properties officeooo:rsid="0040cf5f" officeooo:paragraph-rsid="004a2599"/>
    </style:style>
    <style:style style:name="P18" style:family="paragraph" style:parent-style-name="Standard">
      <style:text-properties officeooo:rsid="0040cf5f" officeooo:paragraph-rsid="004a8497"/>
    </style:style>
    <style:style style:name="P19" style:family="paragraph" style:parent-style-name="Standard">
      <style:text-properties officeooo:paragraph-rsid="0048e0f2"/>
    </style:style>
    <style:style style:name="T1" style:family="text">
      <style:text-properties officeooo:rsid="00068aa9"/>
    </style:style>
    <style:style style:name="T2" style:family="text">
      <style:text-properties officeooo:rsid="0007f05c"/>
    </style:style>
    <style:style style:name="T3" style:family="text">
      <style:text-properties officeooo:rsid="0008340e"/>
    </style:style>
    <style:style style:name="T4" style:family="text">
      <style:text-properties officeooo:rsid="00095213"/>
    </style:style>
    <style:style style:name="T5" style:family="text">
      <style:text-properties officeooo:rsid="00103a82"/>
    </style:style>
    <style:style style:name="T6" style:family="text">
      <style:text-properties officeooo:rsid="0013c213"/>
    </style:style>
    <style:style style:name="T7" style:family="text">
      <style:text-properties officeooo:rsid="00158cb8"/>
    </style:style>
    <style:style style:name="T8" style:family="text">
      <style:text-properties officeooo:rsid="00169a68"/>
    </style:style>
    <style:style style:name="T9" style:family="text">
      <style:text-properties officeooo:rsid="00180526"/>
    </style:style>
    <style:style style:name="T10" style:family="text">
      <style:text-properties officeooo:rsid="001aa0aa"/>
    </style:style>
    <style:style style:name="T11" style:family="text">
      <style:text-properties officeooo:rsid="001c9c0c"/>
    </style:style>
    <style:style style:name="T12" style:family="text">
      <style:text-properties officeooo:rsid="001f5f8b"/>
    </style:style>
    <style:style style:name="T13" style:family="text">
      <style:text-properties officeooo:rsid="0020278b"/>
    </style:style>
    <style:style style:name="T14" style:family="text">
      <style:text-properties officeooo:rsid="00202a99"/>
    </style:style>
    <style:style style:name="T15" style:family="text">
      <style:text-properties officeooo:rsid="0023d63c"/>
    </style:style>
    <style:style style:name="T16" style:family="text">
      <style:text-properties officeooo:rsid="00281e4e"/>
    </style:style>
    <style:style style:name="T17" style:family="text">
      <style:text-properties officeooo:rsid="0028ec74"/>
    </style:style>
    <style:style style:name="T18" style:family="text">
      <style:text-properties officeooo:rsid="002a52c0"/>
    </style:style>
    <style:style style:name="T19" style:family="text">
      <style:text-properties officeooo:rsid="002bac28"/>
    </style:style>
    <style:style style:name="T20" style:family="text">
      <style:text-properties officeooo:rsid="002c201b"/>
    </style:style>
    <style:style style:name="T21" style:family="text">
      <style:text-properties officeooo:rsid="002d15cd"/>
    </style:style>
    <style:style style:name="T22" style:family="text">
      <style:text-properties officeooo:rsid="002e9d0a"/>
    </style:style>
    <style:style style:name="T23" style:family="text">
      <style:text-properties officeooo:rsid="002fb833"/>
    </style:style>
    <style:style style:name="T24" style:family="text">
      <style:text-properties officeooo:rsid="00318d9f"/>
    </style:style>
    <style:style style:name="T25" style:family="text">
      <style:text-properties officeooo:rsid="0031b980"/>
    </style:style>
    <style:style style:name="T26" style:family="text">
      <style:text-properties officeooo:rsid="0033833b"/>
    </style:style>
    <style:style style:name="T27" style:family="text">
      <style:text-properties officeooo:rsid="0036596d"/>
    </style:style>
    <style:style style:name="T28" style:family="text">
      <style:text-properties officeooo:rsid="0037cc2e"/>
    </style:style>
    <style:style style:name="T29" style:family="text">
      <style:text-properties officeooo:rsid="003967aa"/>
    </style:style>
    <style:style style:name="T30" style:family="text">
      <style:text-properties officeooo:rsid="00399845"/>
    </style:style>
    <style:style style:name="T31" style:family="text">
      <style:text-properties officeooo:rsid="003b0de7"/>
    </style:style>
    <style:style style:name="T32" style:family="text">
      <style:text-properties officeooo:rsid="003b9239"/>
    </style:style>
    <style:style style:name="T33" style:family="text">
      <style:text-properties officeooo:rsid="003bc59e"/>
    </style:style>
    <style:style style:name="T34" style:family="text">
      <style:text-properties officeooo:rsid="003d57d4"/>
    </style:style>
    <style:style style:name="T35" style:family="text">
      <style:text-properties officeooo:rsid="00428406"/>
    </style:style>
    <style:style style:name="T36" style:family="text">
      <style:text-properties officeooo:rsid="0040cf5f"/>
    </style:style>
    <style:style style:name="T37" style:family="text">
      <style:text-properties officeooo:rsid="0045b67e"/>
    </style:style>
    <style:style style:name="T38" style:family="text">
      <style:text-properties officeooo:rsid="00472588"/>
    </style:style>
    <style:style style:name="T39" style:family="text">
      <style:text-properties officeooo:rsid="00495bd0"/>
    </style:style>
    <style:style style:name="T40" style:family="text">
      <style:text-properties officeooo:rsid="004a2599"/>
    </style:style>
    <style:style style:name="T41" style:family="text">
      <style:text-properties officeooo:rsid="004a8497"/>
    </style:style>
    <style:style style:name="T42" style:family="text">
      <style:text-properties officeooo:rsid="004f7f79"/>
    </style:style>
    <style:style style:name="T43" style:family="text">
      <style:text-properties officeooo:rsid="0050eb8e"/>
    </style:style>
    <style:style style:name="T44" style:family="text">
      <style:text-properties officeooo:rsid="005495e3"/>
    </style:style>
    <style:style style:name="T45" style:family="text">
      <style:text-properties officeooo:rsid="0054d4ab"/>
    </style:style>
    <style:style style:name="T46" style:family="text">
      <style:text-properties officeooo:rsid="00554a41"/>
    </style:style>
    <style:style style:name="T47" style:family="text">
      <style:text-properties officeooo:rsid="0055d484"/>
    </style:style>
    <style:style style:name="T48" style:family="text">
      <style:text-properties officeooo:rsid="00574450"/>
    </style:style>
    <style:style style:name="T49" style:family="text">
      <style:text-properties officeooo:rsid="005789d8"/>
    </style:style>
    <style:style style:name="T50" style:family="text">
      <style:text-properties officeooo:rsid="005aeaab"/>
    </style:style>
    <style:style style:name="T51" style:family="text">
      <style:text-properties officeooo:rsid="005d3628"/>
    </style:style>
    <style:style style:name="T52" style:family="text">
      <style:text-properties officeooo:rsid="005da5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started with implementing web server. The main method get port of the web server from user. If user didn’t specify a port number, program shows how to use the program. When user give a port number, it starts the web server with creating new HttpServer object. <text:span text:style-name="T1">Then, this HttpServer </text:span><text:span text:style-name="T2">creates a server socket with given port and starts for waiting connections. </text:span><text:span text:style-name="T3">When there is an incoming request, it creates </text:span><text:span text:style-name="T4">a GETHandler object with connection. </text:span><text:span text:style-name="T5">Then a new thread is created and this GETHandler object’s run method is started.</text:span></text:p>
      <text:p text:style-name="P2">GetHandler creates InputStreamReader and DataOutputStream <text:span text:style-name="T6">with socket’s input and output streams. With this InputStreamReader a bufferedreader is created to read request from client. After request is read, </text:span><text:span text:style-name="T7">request is separated with “\” token. </text:span><text:span text:style-name="T8">First we check first part, method type. </text:span><text:span text:style-name="T9">I</text:span><text:span text:style-name="T8">f it is </text:span><text:span text:style-name="T9">not </text:span><text:span text:style-name="T8">equal to “GET”, </text:span><text:span text:style-name="T9">method of not_implemented is called. </text:span><text:span text:style-name="T10">This method simply writes 501 status code, server information, content type, content length to dataOutputStream of the socket. </text:span><text:span text:style-name="T11">If method type is “GET”, it checks if request contains only digits. If request contains non-digit characters it calls bad_request method. It is similar to not_implemented method, just status code header changed wih 400. </text:span><text:span text:style-name="T12">If size is not between 100 and 20000 it again calls bad_request method. Otherwise, ok method is called. </text:span><text:span text:style-name="T13">This method sends a html file with given size. We create an empty string </text:span><text:span text:style-name="T15">and </text:span><text:span text:style-name="T14"><text:s/>add </text:span><text:span text:style-name="T15">it to a</text:span><text:span text:style-name="T14"> character of “a” until it reaches given size.</text:span></text:p>
      <text:p text:style-name="P2"/>
      <text:p text:style-name="P3">We implement proxy server similar to web server. It creates proxy server with 8888 port number and starts to wait requests. When a request is recevied, it creates a socket with given port number. <text:span text:style-name="T16">First, it analyzes the request and convert it to the form that web server understand. </text:span><text:span text:style-name="T17">It checks also size of request </text:span><text:span text:style-name="T18">and call request_too_long method if size is greater than 9999. </text:span><text:span text:style-name="T19">Then proxy looks cache to if request is saved. </text:span><text:span text:style-name="T20">If cache doesn’t contain request, it tries to open connection with web server. If web server doesn’t respond, not_found method is called. </text:span><text:span text:style-name="T21">It returns to the client response with 404 not found header. </text:span><text:span text:style-name="T22">If web server accepts connection, proxy send all headers to the web server. </text:span><text:span text:style-name="T23">Web server does same process to this request </text:span><text:span text:style-name="T24">and send response to the proxy this time</text:span><text:span text:style-name="T23">. </text:span><text:span text:style-name="T25">When proxy server get the response, it creates file for caching and write the response to this file and client at same time. </text:span><text:span text:style-name="T26">Finally, it adds this file to the cache. We used hash map for cache. Its key is the name of file and value is the file itself. </text:span><text:span text:style-name="T27">If cache contains the requested file, it again sends request to web server to check that file is modified or not with adding a new header named “cache”. </text:span><text:span text:style-name="T28">Web server actually check if first line of the response is “cache” or not. <text:s/></text:span><text:span text:style-name="T29">If web server get a request with this header, it checks length of the request. </text:span><text:span text:style-name="T30">Notmodified method is called for odd length request with 304 not_motified header. </text:span><text:span text:style-name="T31">Otherwise, it creates new file for given length </text:span><text:span text:style-name="T32">and sends it to proxy. Proxy examine the response and when it contains 304 header, it return</text:span><text:span text:style-name="T34">s</text:span><text:span text:style-name="T32"> cached file. </text:span><text:span text:style-name="T33">If a new file is returned from web server, proxy sends response to client and overwrites existing cached file with new file.</text:span></text:p>
      <text:p text:style-name="P3"/>
      <text:p text:style-name="P4">3)</text:p>
      <text:p text:style-name="P4"><text:tab/>a) Time taken for tests = 75,73 seconds</text:p>
      <text:p text:style-name="P4"><text:tab/> <text:s text:c="3"/>Total transferred <text:s/>= 52431510 bytes</text:p>
      <text:p text:style-name="P4"><text:tab/> <text:s text:c="3"/>HTML transffered = 52428800 bytes</text:p>
      <text:p text:style-name="P4"><text:tab/> <text:s text:c="3"/>Time per request = 7573,017 ms</text:p>
      <text:p text:style-name="P6"><text:s text:c="16"/>Time per request = 7573,017 [ms] (mean, across all concurrent requests)</text:p>
      <text:p text:style-name="P4"><text:tab/> <text:s text:c="3"/>Request per second = 0.133 #/sec</text:p>
      <text:p text:style-name="P4"><text:tab/> <text:s text:c="3"/>Transfer rate = 676,646 Kbytes/sec</text:p>
      <text:p text:style-name="P4"><text:tab/> <text:s text:c="3"/>Connection times <text:span text:style-name="T37">(ms)</text:span>= </text:p>
      <text:p text:style-name="P4"><text:tab/><text:tab/> <text:s text:c="13"/><text:tab/><text:tab/>min <text:s/>mean[+/-sd] median <text:s text:c="2"/>max</text:p>
      <text:p text:style-name="P4"><text:tab/><text:tab/><text:tab/>Connect: <text:s text:c="6"/>70 <text:s text:c="2"/>79 <text:s text:c="2"/>5.8 <text:s text:c="4"/>80 <text:s text:c="5"/>90</text:p>
      <text:p text:style-name="P4"><text:tab/><text:tab/><text:tab/>Processing: <text:s/>6703 7394 876.3 <text:s text:c="2"/>7217 <text:s text:c="3"/>9640</text:p>
      <text:p text:style-name="P4"><text:tab/><text:tab/><text:tab/>Waiting: <text:s text:c="6"/>73 <text:s text:c="2"/>81 <text:s text:c="2"/>5.1 <text:s text:c="4"/>82 <text:s text:c="5"/>91</text:p>
      <text:p text:style-name="P4"><text:tab/><text:tab/><text:tab/>Total: <text:s text:c="6"/>6784 7473 877.9 <text:s text:c="2"/>7293 <text:s text:c="3"/>9721</text:p>
      <text:p text:style-name="P4"><text:tab/><text:tab/></text:p>
      <text:p text:style-name="P7"><text:tab/></text:p>
      <text:p text:style-name="P7"><text:soft-page-break/><text:span text:style-name="T35"><text:tab/>b) </text:span>Time taken for tests = 62,897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15"><text:tab/> <text:s text:c="3"/>Time per request = 31448,803 [ms] (mean)</text:p>
      <text:p text:style-name="P5"><text:tab/> <text:s text:c="3"/>Time per request = 6289,76 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4,076 Kbytes/sec</text:p>
      <text:p text:style-name="P8"><text:tab/> <text:s text:c="3"/>Connection times <text:span text:style-name="T37">(ms) </text:span>=</text:p>
      <text:p text:style-name="P8"><text:tab/><text:tab/> <text:s text:c="12"/><text:tab/><text:tab/>min <text:s/>mean[+/-sd] median <text:s text:c="2"/>max</text:p>
      <text:p text:style-name="P8"><text:tab/><text:tab/><text:tab/>Connect: <text:s text:c="6"/>75 <text:s text:c="2"/>86 <text:s/>11.8 <text:s text:c="4"/>80 <text:s text:c="4"/>106</text:p>
      <text:p text:style-name="P8"><text:tab/><text:tab/><text:tab/>Processing: 24264 29454 4107.0 <text:s/>30079 <text:s text:c="2"/>37771</text:p>
      <text:p text:style-name="P8"><text:tab/><text:tab/><text:tab/>Waiting: <text:s text:c="6"/>78 <text:s/>121 <text:s/>74.6 <text:s text:c="3"/>100 <text:s text:c="4"/>329</text:p>
      <text:p text:style-name="P8"><text:tab/><text:tab/><text:tab/>Total: <text:s text:c="5"/>24352 29540 4100.6 <text:s/>30176 <text:s text:c="2"/>37848</text:p>
      <text:p text:style-name="P8"/>
      <text:p text:style-name="P5"><text:tab/><text:span text:style-name="T35">c)</text:span>Time taken for tests = 6<text:span text:style-name="T35">3.093</text:span>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5"><text:s text:c="16"/><text:span text:style-name="T37">Time per request = 63092,673 [ms] (mean)</text:span></text:p>
      <text:p text:style-name="P8"><text:tab/> <text:s text:c="3"/>Time per request = 6309,267 <text:s/>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1,573 Kbytes/sec</text:p>
      <text:p text:style-name="P5"><text:tab/> <text:s text:c="3"/>Connection times <text:span text:style-name="T38">(ms) </text:span>= </text:p>
      <text:p text:style-name="P9"><text:tab/><text:tab/><text:tab/> <text:s text:c="2"/><text:tab/><text:tab/>min <text:s/>mean[+/-sd] median <text:s text:c="2"/>max</text:p>
      <text:p text:style-name="P9"><text:tab/><text:tab/><text:tab/> <text:s text:c="2"/>Connect: <text:s text:c="6"/>73 <text:s text:c="2"/>87 <text:s/>11.5 <text:s text:c="4"/>86 <text:s text:c="4"/>104</text:p>
      <text:p text:style-name="P9"><text:tab/> <text:s/><text:tab/><text:tab/> <text:s text:c="2"/>Processing: 53816 59227 2776.0 <text:s/>60156 <text:s text:c="2"/>62542</text:p>
      <text:p text:style-name="P9"><text:s text:c="39"/>Waiting: <text:s text:c="6"/>77 <text:s/>202 153.8 <text:s text:c="3"/>149 <text:s text:c="4"/>537</text:p>
      <text:p text:style-name="P10"><text:s text:c="38"/>Total: <text:s text:c="5"/>53903 59314 2774.0 <text:s/>60260 <text:s text:c="2"/>62616</text:p>
      <text:p text:style-name="P10"/>
      <text:p text:style-name="P11"><text:tab/><text:span text:style-name="T39">d) a)</text:span>Time taken for tests = 64.6183 seconds</text:p>
      <text:p text:style-name="P11"><text:tab/> <text:s text:c="3"/>Total transferred <text:s/>= 52431510 bytes</text:p>
      <text:p text:style-name="P11"><text:tab/> <text:s text:c="3"/>HTML transffered = 52428800 bytes</text:p>
      <text:p text:style-name="P11"><text:s text:c="16"/><text:span text:style-name="T37">Time per request = 6388.991 [ms] (mean)</text:span></text:p>
      <text:p text:style-name="P11"><text:tab/> <text:s text:c="3"/>Time per request = 6388.991 <text:s/>[ms] (mean, across all concurrent requests)</text:p>
      <text:p text:style-name="P11"><text:tab/> <text:s text:c="3"/>Request per second = 0,156 #/sec</text:p>
      <text:p text:style-name="P11"><text:tab/> <text:s text:c="3"/>Transfer rate = 792,653 Kbytes/sec</text:p>
      <text:p text:style-name="P11"><text:tab/> <text:s text:c="3"/>Connection times <text:span text:style-name="T38">(ms) </text:span>= </text:p>
      <text:p text:style-name="P11"><text:tab/><text:tab/><text:tab/> <text:s text:c="8"/><text:tab/><text:tab/> <text:s text:c="6"/>min <text:s/>mean[+/-sd] median <text:s text:c="2"/>max</text:p>
      <text:p text:style-name="P11"><text:tab/><text:tab/><text:tab/> <text:s text:c="9"/>Connect: <text:s text:c="7"/>0 <text:s text:c="3"/>7 <text:s/>23.4 <text:s text:c="5"/>0 <text:s text:c="5"/>74</text:p>
      <text:p text:style-name="P11"><text:tab/><text:tab/><text:tab/> <text:s text:c="9"/>Processing: <text:s/>6288 6360 <text:s/>64.0 <text:s text:c="2"/>6347 <text:s text:c="3"/>6451</text:p>
      <text:p text:style-name="P11"><text:tab/><text:tab/><text:tab/> <text:s text:c="9"/>Waiting: <text:s text:c="6"/>77 <text:s text:c="2"/>78 <text:s text:c="2"/>1.3 <text:s text:c="4"/>78 <text:s text:c="5"/>81</text:p>
      <text:p text:style-name="P11"><text:s/><text:tab/><text:tab/><text:tab/> <text:s text:c="9"/>Total: <text:s text:c="6"/>6288 6367 <text:s/>71.8 <text:s text:c="2"/>6347 <text:s text:c="3"/>6465</text:p>
      <text:p text:style-name="P11"/>
      <text:p text:style-name="P12"><text:tab/> <text:s text:c="3"/><text:span text:style-name="T40">b)</text:span>Time taken for tests = 66.131seconds</text:p>
      <text:p text:style-name="P12"><text:tab/> <text:s text:c="3"/>Total transferred <text:s/>= 52431510 bytes</text:p>
      <text:p text:style-name="P12"><text:tab/> <text:s text:c="3"/>HTML transffered = 52428800 bytes</text:p>
      <text:p text:style-name="P12"><text:s text:c="16"/><text:span text:style-name="T37">Time per request = 33065,982 [ms] (mean)</text:span></text:p>
      <text:p text:style-name="P12"><text:tab/> <text:s text:c="3"/>Time per request = 6613,196 <text:s/>[ms] (mean, across all concurrent requests)</text:p>
      <text:p text:style-name="P12"><text:tab/> <text:s text:c="3"/>Request per second = 0,153 #/sec</text:p>
      <text:p text:style-name="P12"><text:tab/> <text:s text:c="3"/>Transfer rate = 776,63 Kbytes/sec</text:p>
      <text:p text:style-name="P12"><text:tab/> <text:s text:c="3"/></text:p>
      <text:p text:style-name="P12"/>
      <text:p text:style-name="P12"/>
      <text:p text:style-name="P12"><text:soft-page-break/><text:tab/> Connection times <text:span text:style-name="T38">(ms) </text:span>=</text:p>
      <text:p text:style-name="P12"><text:tab/><text:tab/><text:tab/> <text:s text:c="6"/><text:tab/><text:tab/> <text:s text:c="3"/>min <text:s/>mean[+/-sd] median <text:s text:c="2"/>max</text:p>
      <text:p text:style-name="P12"><text:tab/><text:tab/><text:tab/> <text:s text:c="6"/>Connect: <text:s text:c="7"/>0 <text:s text:c="2"/>39 <text:s/>42.2 <text:s text:c="4"/>69 <text:s text:c="5"/>98</text:p>
      <text:p text:style-name="P12"><text:tab/><text:tab/><text:tab/> <text:s text:c="6"/>Processing: 27108 30371 2530.6 <text:s/>30724 <text:s text:c="2"/>35134</text:p>
      <text:p text:style-name="P12"><text:tab/><text:tab/><text:tab/> <text:s text:c="6"/>Waiting: <text:s text:c="6"/>71 <text:s text:c="2"/>91 <text:s/>12.4 <text:s text:c="4"/>93 <text:s text:c="4"/>116</text:p>
      <text:p text:style-name="P12"><text:tab/><text:tab/><text:tab/> <text:s text:c="6"/>Total: <text:s text:c="5"/>27206 30410 2543.5 <text:s/>30724 <text:s text:c="2"/>35209 </text:p>
      <text:p text:style-name="P12"><text:tab/></text:p>
      <text:p text:style-name="P13"><text:tab/><text:tab/></text:p>
      <text:p text:style-name="P13"><text:span text:style-name="T41"><text:tab/> c)</text:span>Time taken for tests = 63,925 seconds</text:p>
      <text:p text:style-name="P13"><text:tab/> <text:s text:c="3"/>Total transferred <text:s/>= 52431510 bytes</text:p>
      <text:p text:style-name="P13"><text:tab/> <text:s text:c="3"/>HTML transffered = 52428800 bytes</text:p>
      <text:p text:style-name="P13"><text:s text:c="16"/><text:span text:style-name="T37">Time per request = 63958,518 [ms] (mean)</text:span></text:p>
      <text:p text:style-name="P13"><text:tab/> <text:s text:c="3"/>Time per request = 6392,518 <text:s/>[ms] (mean, across all concurrent requests)</text:p>
      <text:p text:style-name="P13"><text:tab/> <text:s text:c="3"/>Request per second = 0,156 #/sec</text:p>
      <text:p text:style-name="P13"><text:tab/> <text:s text:c="3"/>Transfer rate = 801,296 Kbytes/sec</text:p>
      <text:p text:style-name="P13"><text:tab/> <text:s text:c="3"/>Connection times <text:span text:style-name="T38">(ms) </text:span>=</text:p>
      <text:p text:style-name="P13"><text:tab/><text:tab/><text:tab/> <text:s text:c="7"/><text:tab/><text:tab/> <text:s text:c="3"/>min <text:s/>mean[+/-sd] median <text:s text:c="2"/>max</text:p>
      <text:p text:style-name="P13"><text:tab/><text:tab/><text:tab/> <text:s text:c="7"/>Connect: <text:s text:c="6"/>71 <text:s text:c="2"/>83 <text:s text:c="2"/>6.3 <text:s text:c="4"/>85 <text:s text:c="5"/>89</text:p>
      <text:p text:style-name="P13"><text:tab/><text:tab/><text:tab/> <text:s text:c="7"/>Processing: 53369 60452 2669.1 <text:s/>61472 <text:s text:c="2"/>63096</text:p>
      <text:p text:style-name="P13"><text:tab/><text:tab/><text:tab/> <text:s text:c="7"/>Waiting: <text:s text:c="6"/>72 <text:s/>158 <text:s/>99.7 <text:s text:c="3"/>128 <text:s text:c="4"/>343</text:p>
      <text:p text:style-name="P13"><text:tab/><text:tab/><text:tab/> <text:s text:c="7"/>Total: <text:s text:c="5"/>53454 60535 2667.3 <text:s/>61561 <text:s text:c="2"/>63171</text:p>
      <text:p text:style-name="P12"><text:tab/></text:p>
      <text:p text:style-name="P10"/>
      <text:p text:style-name="P19"><text:span text:style-name="T36"><text:tab/></text:span><text:span text:style-name="T43">Times taken for tests are very similar </text:span><text:span text:style-name="T44">between concurrency level 5 and 10. However, there is a big difference concurrency level 1 test. </text:span><text:span text:style-name="T42"><text:s/>When we increase concurrency level, required time of processing for each request is also increased, </text:span><text:span text:style-name="T50">we can see processing time in connection times section</text:span><text:span text:style-name="T42">. </text:span><text:span text:style-name="T45">So time per request is higher for high level of concurrency. </text:span><text:span text:style-name="T48">I</text:span><text:span text:style-name="T46">f we look time per request across all concurrent request, they are not different because it tells us </text:span><text:span text:style-name="T47">mean time of a single request to complete, </text:span><text:span text:style-name="T49">not the real time it takes to complete.</text:span></text:p>
      <text:p text:style-name="P19"/>
      <text:p text:style-name="P19"><text:tab/><text:span text:style-name="T51">When we use keep alive option, values don’t change except min time of connect time. It changed to 0 for concurrency level 1 and 5. Since connection between is not closed, server doesn’t require establish a new connection for other requests.</text:span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5T16:00:53.130379681</dc:date>
    <meta:editing-duration>PT3H52M11S</meta:editing-duration>
    <meta:editing-cycles>72</meta:editing-cycles>
    <meta:document-statistic meta:table-count="0" meta:image-count="0" meta:object-count="0" meta:page-count="3" meta:paragraph-count="90" meta:word-count="1144" meta:character-count="7641" meta:non-whitespace-character-count="5619"/>
  </office:meta>
</office:document-meta>
</file>